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c371" officeooo:paragraph-rsid="0017c371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7c371" officeooo:paragraph-rsid="0017c371" style:font-weight-asian="bold" style:font-weight-complex="bold"/>
    </style:style>
    <style:style style:name="T1" style:family="text">
      <style:text-properties fo:font-weight="normal" officeooo:rsid="0018909c" style:font-weight-asian="normal" style:font-weight-complex="normal"/>
    </style:style>
    <style:style style:name="T2" style:family="text">
      <style:text-properties fo:font-weight="normal" officeooo:rsid="001a6027" style:font-weight-asian="normal" style:font-weight-complex="normal"/>
    </style:style>
    <style:style style:name="T3" style:family="text">
      <style:text-properties officeooo:rsid="001890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OEVALUACIÓN 2</text:p>
      <text:p text:style-name="P1"/>
      <text:p text:style-name="P1">Nivel de conocimientos Android Studio : <text:span text:style-name="T1">En mi opinión mi nivel de conocimientos es de 6,ya que se usar el entorno </text:span><text:span text:style-name="T2">bastante </text:span><text:span text:style-name="T1">bien.</text:span></text:p>
      <text:p text:style-name="P1"/>
      <text:p text:style-name="P1">Trabajo en clase: <text:span text:style-name="T1">En clase no nos da tiempo a mucha la verdad yo creo que un 6, ya que he estado atenta a las explicaciones que has dado y he aprendido nuevos métodos de hacer las cosas.</text:span></text:p>
      <text:p text:style-name="P1"/>
      <text:p text:style-name="P1">NOTA JUSTA: <text:span text:style-name="T3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8:10:02.835115374</meta:creation-date>
    <dc:date>2019-03-11T08:27:02.366464836</dc:date>
    <meta:editing-duration>PT6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66" meta:character-count="343" meta:non-whitespace-character-count="281"/>
  </office:meta>
</office:document-meta>
</file>